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475" officeooo:paragraph-rsid="00147475"/>
    </style:style>
    <style:style style:name="P2" style:family="paragraph" style:parent-style-name="Standard">
      <style:text-properties fo:font-size="14pt" officeooo:rsid="00147475" officeooo:paragraph-rsid="00147475" style:font-size-asian="14pt" style:font-size-complex="14pt"/>
    </style:style>
    <style:style style:name="P3" style:family="paragraph" style:parent-style-name="Text_20_body">
      <style:text-properties fo:font-variant="normal" fo:text-transform="none" fo:color="#000000" style:font-name="Liberation Sans" fo:font-size="12pt" fo:letter-spacing="normal" fo:font-style="normal" fo:font-weight="normal" officeooo:rsid="00147475" officeooo:paragraph-rsid="00147475" style:font-size-asian="12pt" style:font-size-complex="12pt" loext:padding="0cm" loext:border="non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size-complex="12pt"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size-complex="12pt"/>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Heading_20_3">
      <style:text-properties fo:font-variant="normal" fo:text-transform="none" fo:color="#000000" style:font-name="Liberation Sans" fo:font-size="12pt" fo:letter-spacing="normal" fo:font-style="normal" officeooo:rsid="00147475" officeooo:paragraph-rsid="00147475" style:font-size-asian="12pt" style:font-size-complex="12pt"/>
    </style:style>
    <style:style style:name="P9"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ans" fo:font-size="12pt" fo:letter-spacing="normal" fo:font-style="normal" style:font-size-asian="12pt" style:font-size-complex="12pt"/>
    </style:style>
    <style:style style:name="T1" style:family="text">
      <style:text-properties fo:font-variant="normal" fo:text-transform="none" fo:color="#576268" style:font-name="freight-text-pro" fo:font-size="17.25pt" fo:letter-spacing="normal" fo:font-style="normal" fo:font-weight="normal"/>
    </style:style>
    <style:style style:name="T2" style:family="text">
      <style:text-properties fo:font-variant="normal" fo:text-transform="none" fo:color="#576268" style:font-name="freight-text-pro" fo:letter-spacing="normal" fo:font-style="normal" fo:font-weight="normal"/>
    </style:style>
    <style:style style:name="T3" style:family="text">
      <style:text-properties fo:font-variant="normal" fo:text-transform="none" fo:color="#576268" style:font-name="freight-text-pro" fo:font-size="12pt" fo:letter-spacing="normal" fo:font-style="normal" fo:font-weight="normal" style:font-size-asian="12pt" style:font-size-complex="12pt"/>
    </style:style>
    <style:style style:name="T4" style:family="text">
      <style:text-properties fo:font-variant="normal" fo:text-transform="none" fo:color="#576268" fo:font-size="12pt" fo:letter-spacing="normal" fo:font-style="normal" fo:font-weight="normal" style:font-size-asian="12pt" style:font-size-complex="12pt"/>
    </style:style>
    <style:style style:name="T5" style:family="text">
      <style:text-properties fo:font-variant="normal" fo:text-transform="none" fo:color="#576268" style:font-name="Liberation Sans" fo:font-size="12pt" fo:letter-spacing="normal" fo:font-style="normal" fo:font-weight="normal" style:font-size-asian="12pt" style:font-size-complex="12pt"/>
    </style:style>
    <style:style style:name="T6" style:family="text">
      <style:text-properties fo:font-variant="normal" fo:text-transform="none" fo:color="#349aff" style:font-name="freight-text-pro" fo:font-size="17.25pt" fo:letter-spacing="normal" fo:font-style="normal" style:text-underline-style="solid" style:text-underline-width="auto" style:text-underline-color="font-color" fo:font-weight="bold" loext:padding="0cm" loext:border="none"/>
    </style:style>
    <style:style style:name="T7" style:family="text">
      <style:text-properties fo:font-variant="normal" fo:text-transform="none" fo:color="#349aff" style:font-name="freight-text-pro"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349aff" style:font-name="freight-text-pro" fo:font-size="12pt" fo:letter-spacing="normal" fo:font-style="normal" style:text-underline-style="solid" style:text-underline-width="auto" style:text-underline-color="font-color" fo:font-weight="bold" style:font-size-asian="12pt" style:font-size-complex="12pt" loext:padding="0cm" loext:border="none"/>
    </style:style>
    <style:style style:name="T9" style:family="text">
      <style:text-properties fo:font-variant="normal" fo:text-transform="none" fo:color="#349aff" fo:font-size="12pt" fo:letter-spacing="normal" fo:font-style="normal" style:text-underline-style="solid" style:text-underline-width="auto" style:text-underline-color="font-color" fo:font-weight="bold" style:font-size-asian="12pt" style:font-size-complex="12pt" loext:padding="0cm" loext:border="none"/>
    </style:style>
    <style:style style:name="T10" style:family="text">
      <style:text-properties fo:font-variant="normal" fo:text-transform="none" fo:color="#349aff" style:font-name="Liberation Sans" fo:font-size="12pt" fo:letter-spacing="normal" fo:font-style="normal" style:text-underline-style="solid" style:text-underline-width="auto" style:text-underline-color="font-color" fo:font-weight="bold" style:font-size-asian="12pt" style:font-size-complex="12pt" loext:padding="0cm" loext:border="none"/>
    </style:style>
    <style:style style:name="T11" style:family="text">
      <style:text-properties fo:font-variant="normal" fo:text-transform="none" style:font-name="Liberation Sans" fo:font-size="12pt" fo:letter-spacing="normal" fo:font-style="normal" fo:font-weight="normal" style:font-size-asian="12pt" style:font-size-complex="12pt"/>
    </style:style>
    <style:style style:name="T12" style:family="text">
      <style:text-properties fo:font-variant="normal" fo:text-transform="none" style:font-name="Liberation Sans" fo:font-size="12pt" fo:letter-spacing="normal" fo:font-style="normal" style:text-underline-style="solid" style:text-underline-width="auto" style:text-underline-color="font-color" fo:font-weight="bold" style:font-size-asian="12pt" style:font-size-complex="12pt" loext:padding="0cm" loext:border="none"/>
    </style:style>
    <style:style style:name="T13" style:family="text">
      <style:text-properties fo:font-variant="normal" fo:text-transform="none" fo:color="#000000" style:font-name="Liberation Sans" fo:font-size="12pt" fo:letter-spacing="normal" fo:font-style="normal" fo:font-weight="normal" style:font-size-asian="12pt" style:font-size-complex="12pt"/>
    </style:style>
    <style:style style:name="T14" style:family="text">
      <style:text-properties fo:font-variant="normal" fo:text-transform="none" fo:color="#000000" style:font-name="Liberation Sans" fo:font-size="12pt" fo:letter-spacing="normal" fo:font-style="normal" style:text-underline-style="solid" style:text-underline-width="auto" style:text-underline-color="font-color" fo:font-weight="bold" style:font-size-asian="12pt" style:font-size-complex="12pt" loext:padding="0cm" loext:border="none"/>
    </style:style>
    <style:style style:name="T15" style:family="text">
      <style:text-properties fo:font-variant="normal" fo:text-transform="none" fo:color="#000000" style:font-name="Liberation Sans" fo:font-size="12pt" fo:letter-spacing="normal" fo:font-style="normal" style:text-underline-style="none" fo:font-weight="bold" style:font-size-asian="12pt" style:font-size-complex="12pt" loext:padding="0cm" loext:border="none"/>
    </style:style>
    <style:style style:name="T16" style:family="text">
      <style:text-properties fo:font-variant="normal" fo:text-transform="none" fo:color="#000000" style:font-name="Liberation Sans" fo:font-size="12pt" fo:letter-spacing="normal" fo:font-style="normal" style:text-underline-style="none" fo:font-weight="normal" style:font-size-asian="12pt" style:font-weight-asian="normal" style:font-size-complex="12pt" style:font-weight-complex="normal" loext:padding="0cm" loext:border="none"/>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al o objetivo da documentação de projetos?</text:p>
      <text:p text:style-name="P1"/>
      <text:p text:style-name="P3">Manter um registro de todas as fases do projeto, de como cada item foi realizado, quais decisões foram tomadas, como e porquê, pode parecer preciosismo, mas a verdade é que a documentação em projetos é uma forma de proteger a equipe com relação a todo o desenvolvimento do trabalho.</text:p>
      <text:p text:style-name="P4">Mesmo sendo tão importante, é comum vermos projetos com pouca ou nenhuma documentação, o que pode impactar negativamente na finalização do mesmo, seja pela falta de um registro para comparar o previsto e o realizado ou pela falta de credibilidade repassada para o cliente.</text:p>
      <text:p text:style-name="P1"><text:s/></text:p>
      <text:p text:style-name="P1"/>
      <text:p text:style-name="P2">O que essa documentação deve conter?</text:p>
      <text:p text:style-name="P2"/>
      <text:h text:style-name="P8" text:outline-level="3">1. Termo de abertura do projeto</text:h>
      <text:p text:style-name="P5">O primeiro documento necessário para um controle de projetos transparente reconhece formalmente a criação do projeto e pode ser um acordo formal ou contrato comercial. O termo de abertura esclarece aspectos relacionados ao contratante e ao contratado, como:</text:p>
      <text:list xml:id="list1998472105" text:style-name="L1">
        <text:list-item>
          <text:p text:style-name="P6">Nome do projeto;</text:p>
        </text:list-item>
        <text:list-item>
          <text:p text:style-name="P6">Descrição sumária de objetivos gerais e necessidades atendidas;</text:p>
        </text:list-item>
        <text:list-item>
          <text:p text:style-name="P6">Estudo de viabilidade;</text:p>
        </text:list-item>
        <text:list-item>
          <text:p text:style-name="P6">Produtos do projeto (arquivos, palestras, treinamento, manuais, suporte, acompanhamento pós-lançamento);</text:p>
        </text:list-item>
        <text:list-item>
          <text:p text:style-name="P6">Produtos intermediários (entregues no final de cada etapa, como relatórios, cronogramas atualizados, resultados de testes e pesquisas, orçamentos de terceiros, apresentações);</text:p>
        </text:list-item>
        <text:list-item>
          <text:p text:style-name="P6">Patrocinador, gerente responsável e principais colaboradores (contratados, terceirizados, alocados de um departamento para outro, colaboradores com dedicação exclusiva ou eventual);</text:p>
        </text:list-item>
        <text:list-item>
          <text:p text:style-name="P6">Etapas definidas pela entrega dos produtos;</text:p>
        </text:list-item>
        <text:list-item>
          <text:p text:style-name="P6">Prazos (cronograma preliminar ou linha do tempo, com descrição dos processos maiores);</text:p>
        </text:list-item>
        <text:list-item>
          <text:p text:style-name="P6">Recursos necessários (orçamento preliminar, com valores escalonados por etapas);</text:p>
        </text:list-item>
        <text:list-item>
          <text:p text:style-name="P6">Restrições de uso de informações;</text:p>
        </text:list-item>
        <text:list-item>
          <text:p text:style-name="P6">Procedimentos necessários em caso de mudança de escopo;</text:p>
        </text:list-item>
        <text:list-item>
          <text:p text:style-name="P6">Procedimentos necessários para a aprovação dos produtos de cada etapa;</text:p>
        </text:list-item>
        <text:list-item>
          <text:p text:style-name="P6">Serviços adicionais.</text:p>
        </text:list-item>
      </text:list>
      <text:p text:style-name="P5">A lista é grande porque este é um modelo geral para qualquer projeto. Você pode alterar e suprimir tópicos. Mas tenha em mente que quanto mais completo for este documento menor a chance de um mal entendido ao longo do trabalho.</text:p>
      <text:h text:style-name="P9" text:outline-level="3">2. Plano de gerenciamento do projeto</text:h>
      <text:p text:style-name="P7"><text:span text:style-name="T13">Será o índice de referências do projeto, onde ficarão armazenados todos os documentos tanto do planejamento estratégico quanto da execução do projeto. Há uma boa receita para fazer este plano, mas o ideal é você dar o seu toque</text:span><text:span text:style-name="T15"> </text:span><text:span text:style-name="T13">para que você possa gerenciá-lo da melhor forma.</text:span></text:p>
      <text:h text:style-name="P9" text:outline-level="3"><text:soft-page-break/>3. Plano de gerenciamento do escopo</text:h>
      <text:p text:style-name="P7"><text:span text:style-name="T13">Documenta os objetivos do projeto e o seu escopo para facilitar lidar com as mudanças que surgirem no percurso. Deve ser um documento fácil de entender, para que todas as partes interessadas estejam alinhadas.</text:span></text:p>
      <text:h text:style-name="P9" text:outline-level="3">4. Plano de gerenciamento do cronograma</text:h>
      <text:p text:style-name="P7"><text:span text:style-name="T13">É o compilado das fases do projeto, mês a mês, com suas tarefas de destaque, o status de cada uma (concluída, em andamento, contínua ou por fazer), e ainda data de início e expiração do contrato.</text:span></text:p>
      <text:h text:style-name="P9" text:outline-level="3">5. Plano de gerenciamento da equipe</text:h>
      <text:p text:style-name="P5">Fornece a rápida visualização de quem está fazendo o que no projeto. Facilita a execução eficiente do projeto e deve tornar a comunicação da equipe a mais transparente possível.</text:p>
      <text:h text:style-name="P9" text:outline-level="3">6. Plano de gerenciamento do trabalho</text:h>
      <text:p text:style-name="P5">Mantém o controle das atividades, os pacotes de trabalho, recursos, duração, custos, metas, caminho crítico do projeto, etc. É um documento essencial por ser a diretriz do trabalho da equipe.</text:p>
      <text:h text:style-name="P9" text:outline-level="3">7. Plano de garantia de qualidade</text:h>
      <text:p text:style-name="P5">Serve para monitorar o padrão de qualidade que as entregas do projeto deverão obedecer. Costuma incluir testes de abordagem do produto, políticas de qualidade, checklists de qualidade, definições de desvio, métricas de qualidade, graus de severidade de defeito do produto, critérios de aceitação e os custos da má qualidade.</text:p>
      <text:h text:style-name="P9" text:outline-level="3">8. Plano de gerenciamento de riscos</text:h>
      <text:p text:style-name="P5">Um documento importante, mas dos mais subestimados no controle de projetos. É onde ficam relatados os riscos do projeto e suas possíveis soluções, além das oportunidades e os planos para explorá-las ao máximo, logo que surgirem. Neste plano, você pode definir ações para tratar os riscos como Mitigação, Aceitação, Contingência, Transferência e outros. Com ele situações saem do campo dos imprevistos e a empresa fica preparada para gerenciar da melhor forma o projet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9:35:02.683216556</meta:creation-date>
    <dc:date>2019-09-24T20:22:06.856629345</dc:date>
    <meta:editing-duration>PT27M27S</meta:editing-duration>
    <meta:editing-cycles>1</meta:editing-cycles>
    <meta:document-statistic meta:table-count="0" meta:image-count="0" meta:object-count="0" meta:page-count="2" meta:paragraph-count="35" meta:word-count="661" meta:character-count="4202" meta:non-whitespace-character-count="3587"/>
    <meta:generator>LibreOffice/6.0.7.3$Linux_X86_64 LibreOffice_project/00m0$Build-3</meta:generator>
  </office:meta>
</office:document-meta>
</file>